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" svg:font-family="Courier, monospace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  <style:font-face style:name="Thorndale" svg:font-family="Thorndale" style:font-family-generic="roman" style:font-pitch="variable"/>
    <style:font-face style:name="Arial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Table7" style:family="table">
      <style:table-properties style:width="14.649cm" table:align="margins" style:may-break-between-rows="false"/>
    </style:style>
    <style:style style:name="Table7.A" style:family="table-column">
      <style:table-column-properties style:column-width="1.773cm" style:rel-column-width="7931*"/>
    </style:style>
    <style:style style:name="Table7.B" style:family="table-column">
      <style:table-column-properties style:column-width="2.962cm" style:rel-column-width="13250*"/>
    </style:style>
    <style:style style:name="Table7.C" style:family="table-column">
      <style:table-column-properties style:column-width="9.915cm" style:rel-column-width="4435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 style:data-style-name="N0">
      <style:table-cell-properties style:vertical-align="top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Bibliography_20_Heading">
      <style:paragraph-properties fo:break-before="page"/>
    </style:style>
    <style:style style:name="P4" style:family="paragraph" style:parent-style-name="Preformatted_20_Text">
      <style:paragraph-properties fo:margin-left="1.307cm" fo:margin-right="1.282cm" fo:text-indent="0cm" style:auto-text-indent="false"/>
    </style:style>
    <style:style style:name="P5" style:family="paragraph" style:parent-style-name="Preformatted_20_Text">
      <style:paragraph-properties fo:margin-left="1.355cm" fo:margin-right="1.307cm" fo:text-indent="0cm" style:auto-text-indent="fals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Heading">
      <style:text-properties fo:font-size="22pt" officeooo:rsid="000c45ce" officeooo:paragraph-rsid="000c45ce"/>
    </style:style>
    <style:style style:name="P8" style:family="paragraph" style:parent-style-name="Text_20_body">
      <style:text-properties officeooo:paragraph-rsid="000c45ce"/>
    </style:style>
    <style:style style:name="P9" style:family="paragraph" style:parent-style-name="Text_20_body">
      <style:text-properties officeooo:rsid="0012f0ba" officeooo:paragraph-rsid="0012f0ba"/>
    </style:style>
    <style:style style:name="P10" style:family="paragraph" style:parent-style-name="Text_20_body">
      <style:text-properties officeooo:rsid="00154d0e" officeooo:paragraph-rsid="00154d0e"/>
    </style:style>
    <style:style style:name="P11" style:family="paragraph" style:parent-style-name="Text_20_body">
      <style:text-properties officeooo:paragraph-rsid="00154d0e"/>
    </style:style>
    <style:style style:name="P12" style:family="paragraph" style:parent-style-name="Text_20_body">
      <style:text-properties officeooo:paragraph-rsid="00169dd2"/>
    </style:style>
    <style:style style:name="P13" style:family="paragraph" style:parent-style-name="Text_20_body">
      <style:text-properties officeooo:rsid="001b33b0" officeooo:paragraph-rsid="001b33b0"/>
    </style:style>
    <style:style style:name="P14" style:family="paragraph" style:parent-style-name="Text_20_body">
      <style:text-properties officeooo:rsid="001bb2c8" officeooo:paragraph-rsid="001bb2c8"/>
    </style:style>
    <style:style style:name="P15" style:family="paragraph" style:parent-style-name="Text_20_body">
      <style:text-properties officeooo:rsid="001e1f15" officeooo:paragraph-rsid="001e1f15"/>
    </style:style>
    <style:style style:name="P16" style:family="paragraph" style:parent-style-name="Text_20_body">
      <style:text-properties officeooo:paragraph-rsid="001e8c6e"/>
    </style:style>
    <style:style style:name="P17" style:family="paragraph" style:parent-style-name="Preformatted_20_Text">
      <style:text-properties officeooo:rsid="000fc889" officeooo:paragraph-rsid="000fc889"/>
    </style:style>
    <style:style style:name="P18" style:family="paragraph" style:parent-style-name="Preformatted_20_Text">
      <style:text-properties officeooo:rsid="00109f0b" officeooo:paragraph-rsid="00109f0b"/>
    </style:style>
    <style:style style:name="P19" style:family="paragraph" style:parent-style-name="Preformatted_20_Text">
      <style:text-properties officeooo:rsid="001107f6" officeooo:paragraph-rsid="001107f6"/>
    </style:style>
    <style:style style:name="P20" style:family="paragraph" style:parent-style-name="Preformatted_20_Text">
      <style:text-properties officeooo:rsid="001b33b0" officeooo:paragraph-rsid="001b33b0"/>
    </style:style>
    <style:style style:name="P21" style:family="paragraph" style:parent-style-name="Standard">
      <style:text-properties officeooo:rsid="00180ba9" officeooo:paragraph-rsid="00180ba9"/>
    </style:style>
    <style:style style:name="P22" style:family="paragraph" style:parent-style-name="PreformattedTextBox">
      <style:text-properties officeooo:paragraph-rsid="00169dd2"/>
    </style:style>
    <style:style style:name="P23" style:family="paragraph" style:parent-style-name="PreformattedTextBox">
      <style:text-properties officeooo:paragraph-rsid="00180ba9"/>
    </style:style>
    <style:style style:name="P24" style:family="paragraph" style:parent-style-name="Heading_20_1">
      <style:text-properties officeooo:rsid="001bb2c8" officeooo:paragraph-rsid="001bb2c8"/>
    </style:style>
    <style:style style:name="P25" style:family="paragraph" style:parent-style-name="Heading_20_1">
      <style:text-properties officeooo:rsid="000c45ce" officeooo:paragraph-rsid="000c45ce"/>
    </style:style>
    <style:style style:name="P26" style:family="paragraph" style:parent-style-name="Heading_20_1">
      <style:text-properties officeooo:rsid="00154d0e" officeooo:paragraph-rsid="00154d0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01b33b0" officeooo:paragraph-rsid="001b33b0"/>
    </style:style>
    <style:style style:name="P29" style:family="paragraph" style:parent-style-name="Heading_20_1">
      <style:paragraph-properties fo:break-before="page"/>
      <style:text-properties officeooo:rsid="000c45ce" officeooo:paragraph-rsid="000c45ce"/>
    </style:style>
    <style:style style:name="P30" style:family="paragraph" style:parent-style-name="Heading_20_1">
      <style:paragraph-properties fo:break-before="page"/>
      <style:text-properties officeooo:rsid="001e8c6e" officeooo:paragraph-rsid="001e8c6e"/>
    </style:style>
    <style:style style:name="P31" style:family="paragraph" style:parent-style-name="Heading_20_1">
      <style:paragraph-properties fo:break-before="page"/>
      <style:text-properties officeooo:rsid="000df8c3" officeooo:paragraph-rsid="000df8c3"/>
    </style:style>
    <style:style style:name="P32" style:family="paragraph" style:parent-style-name="Heading_20_1">
      <style:paragraph-properties fo:break-before="page"/>
      <style:text-properties officeooo:rsid="00109f0b" officeooo:paragraph-rsid="00109f0b"/>
    </style:style>
    <style:style style:name="P33" style:family="paragraph" style:parent-style-name="Heading_20_1">
      <style:paragraph-properties fo:break-before="page"/>
      <style:text-properties officeooo:rsid="00154d0e" officeooo:paragraph-rsid="00154d0e"/>
    </style:style>
    <style:style style:name="P34" style:family="paragraph" style:parent-style-name="Standard" style:list-style-name="L1"/>
    <style:style style:name="P35" style:family="paragraph" style:parent-style-name="Heading_20_2">
      <style:text-properties officeooo:rsid="001e8c6e" officeooo:paragraph-rsid="001e8c6e"/>
    </style:style>
    <style:style style:name="P36" style:family="paragraph" style:parent-style-name="Heading_20_2">
      <style:text-properties officeooo:rsid="00154d0e" officeooo:paragraph-rsid="00154d0e"/>
    </style:style>
    <style:style style:name="P37" style:family="paragraph" style:parent-style-name="Heading_20_2" style:list-style-name="">
      <style:text-properties officeooo:rsid="00154d0e" officeooo:paragraph-rsid="00154d0e"/>
    </style:style>
    <style:style style:name="P38" style:family="paragraph" style:parent-style-name="Heading_20_2">
      <style:text-properties officeooo:rsid="0022d332" officeooo:paragraph-rsid="0022d332"/>
    </style:style>
    <style:style style:name="P39" style:family="paragraph" style:parent-style-name="Heading_20_2">
      <style:paragraph-properties fo:break-before="page"/>
      <style:text-properties officeooo:rsid="00154d0e" officeooo:paragraph-rsid="00154d0e"/>
    </style:style>
    <style:style style:name="P40" style:family="paragraph" style:parent-style-name="Text_20_body" style:list-style-name="L2"/>
    <style:style style:name="P41" style:family="paragraph" style:parent-style-name="Text_20_body">
      <style:text-properties fo:font-style="normal" officeooo:rsid="00169dd2" officeooo:paragraph-rsid="00169dd2" style:font-style-asian="normal" style:font-style-complex="normal"/>
    </style:style>
    <style:style style:name="P42" style:family="paragraph" style:parent-style-name="Text_20_body">
      <style:text-properties officeooo:rsid="001f8d6b" officeooo:paragraph-rsid="001f8d6b"/>
    </style:style>
    <style:style style:name="P43" style:family="paragraph" style:parent-style-name="Text_20_body">
      <style:text-properties officeooo:paragraph-rsid="0021e2c3"/>
    </style:style>
    <style:style style:name="P44" style:family="paragraph" style:parent-style-name="Text_20_body">
      <style:text-properties officeooo:rsid="0022d332" officeooo:paragraph-rsid="0022d332"/>
    </style:style>
    <style:style style:name="P45" style:family="paragraph" style:parent-style-name="Heading_20_3">
      <style:text-properties officeooo:rsid="00169dd2" officeooo:paragraph-rsid="00169dd2"/>
    </style:style>
    <style:style style:name="P46" style:family="paragraph" style:parent-style-name="Heading_20_3">
      <style:text-properties officeooo:rsid="0021e2c3" officeooo:paragraph-rsid="0021e2c3"/>
    </style:style>
    <style:style style:name="P47" style:family="paragraph" style:parent-style-name="Heading_20_3">
      <style:text-properties officeooo:rsid="0022d332" officeooo:paragraph-rsid="0022d332"/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14.649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4.15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3.651cm" style:type="right" style:leader-style="dotted" style:leader-text="."/>
        </style:tab-stops>
      </style:paragraph-properties>
    </style:style>
    <style:style style:name="P52" style:family="paragraph" style:parent-style-name="Preformatted_20_Text">
      <style:text-properties officeooo:paragraph-rsid="000fc889"/>
    </style:style>
    <style:style style:name="P53" style:family="paragraph" style:parent-style-name="PreformattedTextBox">
      <style:text-properties officeooo:rsid="0021e2c3" officeooo:paragraph-rsid="0021e2c3"/>
    </style:style>
    <style:style style:name="P54" style:family="paragraph" style:parent-style-name="PreformattedTextBox">
      <style:text-properties officeooo:rsid="0022d332" officeooo:paragraph-rsid="0022d332"/>
    </style:style>
    <style:style style:name="T1" style:family="text">
      <style:text-properties officeooo:rsid="000c45ce"/>
    </style:style>
    <style:style style:name="T2" style:family="text">
      <style:text-properties officeooo:rsid="00169dd2"/>
    </style:style>
    <style:style style:name="T3" style:family="text">
      <style:text-properties fo:font-style="normal" officeooo:rsid="00169dd2" style:font-style-asian="normal" style:font-style-complex="normal"/>
    </style:style>
    <style:style style:name="T4" style:family="text">
      <style:text-properties officeooo:rsid="001b33b0"/>
    </style:style>
    <style:style style:name="T5" style:family="text">
      <style:text-properties officeooo:rsid="001bb2c8"/>
    </style:style>
    <style:style style:name="T6" style:family="text">
      <style:text-properties officeooo:rsid="001f8d6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PSC2 Software Build Guide</text:p>
      <text:p text:style-name="Text_20_body"/>
      <text:p text:style-name="Text_20_body">Prepared By: Peter Milne</text:p>
      <text:p text:style-name="Text_20_body">Date:<text:tab/> <text:span text:style-name="T6">13 March 2019</text:span></text:p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ext:soft-page-break/>
          <table:table-row>
            <table:table-cell table:style-name="Table7.A1" office:value-type="string">
              <text:p text:style-name="Table_20_Heading">Rev</text:p>
            </table:table-cell>
            <table:table-cell table:style-name="Table7.A1" office:value-type="string">
              <text:p text:style-name="Table_20_Heading">Date</text:p>
            </table:table-cell>
            <table:table-cell table:style-name="Table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2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8">Table of Contents</text:p>
          </text:index-title>
          <text:p text:style-name="P49">1 <text:s/>Introduction<text:tab/>5</text:p>
          <text:p text:style-name="P50">1.1 <text:s/>Glossary<text:tab/>5</text:p>
          <text:p text:style-name="P50">1.2 <text:s/>References<text:tab/>5</text:p>
          <text:p text:style-name="P50">1.3 <text:s/>Notation<text:tab/>5</text:p>
          <text:p text:style-name="P49">2 <text:s/>Compiler<text:tab/>6</text:p>
          <text:p text:style-name="P49">3 <text:s/>Build Project Structure<text:tab/>6</text:p>
          <text:p text:style-name="P49">4 <text:s/>Kernel<text:tab/>6</text:p>
          <text:p text:style-name="P49">5 <text:s/>Buildroot<text:tab/>7</text:p>
          <text:p text:style-name="P49">6 <text:s/>Build Packages<text:tab/>8</text:p>
          <text:p text:style-name="P50">6.1 <text:s/>ACQ400DRV<text:tab/>8</text:p>
          <text:p text:style-name="P50">6.2 <text:s/>HTTPD<text:tab/>8</text:p>
          <text:p text:style-name="P50">6.3 <text:s/>ACQ400IOC<text:tab/>8</text:p>
          <text:p text:style-name="P51">6.3.1 <text:s/>EPICS BASE<text:tab/>8</text:p>
          <text:p text:style-name="P51">6.3.2 <text:s/>acq400ioc<text:tab/>8</text:p>
          <text:p text:style-name="P49">7 <text:s/>FIT IMAGE<text:tab/>9</text:p>
          <text:p text:style-name="P49">8 <text:s/>NFS ROOT<text:tab/>10</text:p>
          <text:p text:style-name="P49">9 <text:s/>Diskless Boot<text:tab/>10</text:p>
          <text:p text:style-name="P49">10 <text:s/>DHCP<text:tab/>11</text:p>
          <text:p text:style-name="P50">10.1 <text:s/>Configure classes<text:tab/>11</text:p>
          <text:p text:style-name="P50">10.2 <text:s/>Configure boot<text:tab/>12</text:p>
          <text:p text:style-name="P51">10.2.1 <text:s/>NFS : preferred for development<text:tab/>12</text:p>
          <text:p text:style-name="P51">10.2.2 <text:s/>Diskless/TFTP : preferred for production<text:tab/>12</text:p>
        </text:index-body>
      </text:table-of-content>
      <text:p text:style-name="Contents_20_Heading"/>
      <text:p text:style-name="Standard"/>
      <text:p text:style-name="P3">Copyright and Attribution.</text:p>
      <text:p text:style-name="Standard">Document created using OpenOffice.Org <text:s text:c="2"/><text:a xlink:type="simple" xlink:href="http://www.openoffice.org/" text:style-name="Internet_20_link" text:visited-style-name="Visited_20_Internet_20_Link">www.openoffice.org</text:a>.</text:p>
      <text:p text:style-name="Standard"/>
      <text:p text:style-name="Standard"/>
      <text:p text:style-name="Standard">This document and D-TACQ Software comprising platform Linux port, Linux kernel modules and most applications are released under GNU GPL/FDL:</text:p>
      <text:p text:style-name="Standard"/>
      <text:p text:style-name="Standard">Document:</text:p>
      <text:p text:style-name="Standard"/>
      <text:p text:style-name="P4">Copyright (c) 2004-11 Peter Milne, D-TACQ Solutions Ltd.</text:p>
      <text:p text:style-name="P4"/>
      <text:p text:style-name="P4">Permission is granted to copy, distribute and/or modify this document under the terms of the GNU Free Documentation License, Version 1.2, with no Invariant Sections, no Front-Cover Texts, and no Back-Cover Texts. </text:p>
      <text:p text:style-name="P4"/>
      <text:p text:style-name="Standard">Software:</text:p>
      <text:p text:style-name="Standard"/>
      <text:p text:style-name="P5">Copyright (C) 2004-11 Peter Milne, D-TACQ Solutions Ltd.</text:p>
      <text:p text:style-name="P5"/>
      <text:p text:style-name="P5">This program is free software; you can redistribute it and/or modify it under the terms of the GNU General Public License version 2 as published by the Free Software Foundation.</text:p>
      <text:p text:style-name="P5"/>
      <text:p text:style-name="P5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5"/>
      <text:p text:style-name="P5">You should have received a copy of the GNU General Public License <text:s text:c="2"/>along with this program; if not, write to the Free Software Foundation, Inc., 59 Temple Place, Suite 330, Boston, MA <text:s/>02111-1307 <text:s/>USA</text:p>
      <text:p text:style-name="Standard"/>
      <text:p text:style-name="P6"/>
      <text:p text:style-name="Standard"/>
      <text:h text:style-name="P27" text:outline-level="1"><text:bookmark-start text:name="__RefHeading___Toc848_2825944230"/>Introduction<text:bookmark-end text:name="__RefHeading___Toc848_2825944230"/></text:h>
      <text:p text:style-name="Text_20_body"/>
      <text:h text:style-name="Heading_20_2" text:outline-level="2"><text:bookmark-start text:name="__RefHeading___Toc856_2825944230"/>Glossary<text:bookmark-end text:name="__RefHeading___Toc856_2825944230"/></text:h>
      <text:p text:style-name="Text_20_body"/>
      <text:h text:style-name="Heading_20_2" text:outline-level="2"><text:bookmark-start text:name="__RefHeading___Toc858_2825944230"/>References<text:bookmark-end text:name="__RefHeading___Toc858_2825944230"/></text:h>
      <text:list xml:id="list645361343" text:style-name="L1">
        <text:list-item>
          <text:p text:style-name="P34"/>
        </text:list-item>
      </text:list>
      <text:p text:style-name="Standard"/>
      <text:h text:style-name="Heading_20_2" text:outline-level="2"><text:bookmark-start text:name="__RefHeading___Toc860_2825944230"/>Notation<text:bookmark-end text:name="__RefHeading___Toc860_2825944230"/></text:h>
      <text:list xml:id="list129709013" text:style-name="L2">
        <text:list-item>
          <text:p text:style-name="P40"><text:span text:style-name="Definition">command</text:span> <text:s text:c="2"/>: indicates name of a program (command)</text:p>
        </text:list-item>
        <text:list-item>
          <text:p text:style-name="P40"><text:span text:style-name="PreformattedTextWords">preformatted text</text:span> : literal input or output from terminal session.</text:p>
        </text:list-item>
        <text:list-item>
          <text:p text:style-name="P40"><text:span text:style-name="Defined_20_Term">Defined Term</text:span> : some term or acronym specific to this domain (perhaps referenced in the glossary)</text:p>
        </text:list-item>
      </text:list>
      <text:p text:style-name="Text_20_body"/>
      <text:h text:style-name="P28" text:outline-level="1"><text:bookmark-start text:name="__RefHeading___Toc862_2825944230"/>Compiler<text:bookmark-end text:name="__RefHeading___Toc862_2825944230"/></text:h>
      <text:p text:style-name="P13">Compiler extracted from Xilinx SDK 2018.3</text:p>
      <text:p text:style-name="P13"/>
      <text:p text:style-name="PreformattedTextBox">/tools/Xilinx/SDK/2018.3/gnu/ … /bin/arm-linux-gnueabihf-gcc</text:p>
      <text:p text:style-name="PreformattedTextBox"/>
      <text:p text:style-name="PreformattedTextBox">[pgm@hoy5 ~]$ arm-linux-gnueabihf-gcc --version</text:p>
      <text:p text:style-name="PreformattedTextBox">arm-linux-gnueabihf-gcc (Linaro GCC 7.3-2018.04-rc3) 7.3.1 20180314</text:p>
      <text:p text:style-name="PreformattedTextBox">Copyright (C) 2017 Free Software Foundation, Inc.</text:p>
      <text:p text:style-name="P13"/>
      <text:h text:style-name="P24" text:outline-level="1"><text:bookmark-start text:name="__RefHeading___Toc864_2825944230"/>Build Project Structure<text:bookmark-end text:name="__RefHeading___Toc864_2825944230"/></text:h>
      <text:p text:style-name="P14">mkdir -p PROJECTS/ACQ400/TOOLS</text:p>
      <text:p text:style-name="P14">cd PROJECTS/ACQ400/TOOLS</text:p>
      <text:p text:style-name="P14">git clone https://github.com/petermilne/fmctools.git fmc-bus-2013-05-release</text:p>
      <text:p text:style-name="P14">cd fmc-bus-2013-05-release/tools</text:p>
      <text:p text:style-name="P14">./make.zynq</text:p>
      <text:p text:style-name="P14">cd</text:p>
      <text:p text:style-name="P15">cd PROJECTS/ACQ400;</text:p>
      <text:p text:style-name="P15">git clone <text:a xlink:type="simple" xlink:href="https://github.com/petermilne/acq400_utils.git" text:style-name="Internet_20_link" text:visited-style-name="Visited_20_Internet_20_Link">https://github.com/petermilne/acq400_utils.git</text:a> UTILS</text:p>
      <text:p text:style-name="P15">cd UTILS; ./make.zynq</text:p>
      <text:p text:style-name="P14"/>
      <text:h text:style-name="P25" text:outline-level="1"><text:bookmark-start text:name="__RefHeading___Toc866_2825944230"/>Kernel<text:bookmark-end text:name="__RefHeading___Toc866_2825944230"/></text:h>
      <text:p text:style-name="P9">uses standard ACQ400 Kernel:</text:p>
      <text:p text:style-name="P14">cd PROJECTS</text:p>
      <text:p text:style-name="P9"><text:span text:style-name="T5">git clone </text:span><text:a xlink:type="simple" xlink:href="https://github.com/D-TACQ/acq400_kernel" text:style-name="Internet_20_link" text:visited-style-name="Visited_20_Internet_20_Link">https://github.com/D-TACQ/acq400_kernel</text:a> <text:span text:style-name="T5">linux-xlnx</text:span></text:p>
      <text:p text:style-name="P14">cd linux-xlnx</text:p>
      <text:p text:style-name="P14">cp d-tacq.config .config</text:p>
      <text:p text:style-name="P14"><text:s/>./make.zynq oldconfig</text:p>
      <text:p text:style-name="P9">./make.zynq uImage modules dtbs</text:p>
      <text:p text:style-name="P9"/>
      <text:h text:style-name="P29" text:outline-level="1"><text:bookmark-start text:name="__RefHeading___Toc868_2825944230"/>Buildroot<text:bookmark-end text:name="__RefHeading___Toc868_2825944230"/></text:h>
      <text:p text:style-name="P8"/>
      <text:p text:style-name="Preformatted_20_Text"/>
      <text:p text:style-name="Preformatted_20_Text">[pgm@hoy5 ~]$ cd PROJECTS/buildroot.cpsc2/</text:p>
      <text:p text:style-name="Preformatted_20_Text"/>
      <text:p text:style-name="Preformatted_20_Text">pgm@hoy5 buildroot.cpsc2]$ cat .git/config </text:p>
      <text:p text:style-name="Preformatted_20_Text">[core]</text:p>
      <text:p text:style-name="Preformatted_20_Text"><text:tab/>repositoryformatversion = 0</text:p>
      <text:p text:style-name="Preformatted_20_Text"><text:tab/>filemode = true</text:p>
      <text:p text:style-name="Preformatted_20_Text"><text:tab/>bare = false</text:p>
      <text:p text:style-name="Preformatted_20_Text"><text:tab/>logallrefupdates = true</text:p>
      <text:p text:style-name="Preformatted_20_Text">[remote "origin"]</text:p>
      <text:p text:style-name="Preformatted_20_Text"><text:tab/>url = /home/pgm/PROJECTS/buildroot</text:p>
      <text:p text:style-name="Preformatted_20_Text"><text:tab/>fetch = +refs/heads/*:refs/remotes/origin/*</text:p>
      <text:p text:style-name="Preformatted_20_Text">[branch "acq400"]</text:p>
      <text:p text:style-name="Preformatted_20_Text"><text:tab/>remote = origin</text:p>
      <text:p text:style-name="Preformatted_20_Text"><text:tab/>merge = refs/heads/acq400</text:p>
      <text:p text:style-name="Preformatted_20_Text"/>
      <text:p text:style-name="Preformatted_20_Text">[remote "github"]</text:p>
      <text:p text:style-name="Preformatted_20_Text"><text:tab/>url = <text:span text:style-name="T4">https://</text:span>github.com:petermilne/acq400_buildroot.git</text:p>
      <text:p text:style-name="Preformatted_20_Text"><text:tab/>fetch = +refs/heads/*:refs/remotes/github/*</text:p>
      <text:p text:style-name="Preformatted_20_Text">[branch "cpsc2"]</text:p>
      <text:p text:style-name="Preformatted_20_Text"><text:tab/>remote = github</text:p>
      <text:p text:style-name="Preformatted_20_Text"><text:tab/>merge = refs/heads/cpsc2</text:p>
      <text:p text:style-name="Preformatted_20_Text"/>
      <text:p text:style-name="Preformatted_20_Text">board/d-tacq/cpsc2/</text:p>
      <text:p text:style-name="Preformatted_20_Text"/>
      <text:p text:style-name="P20">cd PROJECTS</text:p>
      <text:p text:style-name="P20">git clone https://github.com/petermilne/acq400_buildroot.git buildroot</text:p>
      <text:p text:style-name="P20">cd buildroot</text:p>
      <text:p text:style-name="P20">git fetch --all</text:p>
      <text:p text:style-name="P20">git checkout cpsc2</text:p>
      <text:p text:style-name="P20"/>
      <text:p text:style-name="Preformatted_20_Text"/>
      <text:p text:style-name="P17">To Build: </text:p>
      <text:p text:style-name="P20">make cpsc2_main_defconfig</text:p>
      <text:p text:style-name="P17">make</text:p>
      <text:p text:style-name="P17"/>
      <text:p text:style-name="P17">*** <text:span text:style-name="T5">takes about an hour ***</text:span></text:p>
      <text:p text:style-name="P17"/>
      <text:p text:style-name="P17"/>
      <text:p text:style-name="P17"/>
      <text:h text:style-name="P30" text:outline-level="1"><text:bookmark-start text:name="__RefHeading___Toc870_2825944230"/>Build Packages<text:bookmark-end text:name="__RefHeading___Toc870_2825944230"/></text:h>
      <text:h text:style-name="P38" text:outline-level="2"><text:bookmark-start text:name="__RefHeading___Toc872_2825944230"/>ACQ400DRV<text:bookmark-end text:name="__RefHeading___Toc872_2825944230"/></text:h>
      <text:p text:style-name="P44">Main device driver and application (was ACQ420FMC on ACQ400)</text:p>
      <text:p text:style-name="P54">cd PROJECTS/CPSC2</text:p>
      <text:p text:style-name="P54">git clone <text:a xlink:type="simple" xlink:href="https://github.com/D-TACQ/ACQ400DRV.git" text:style-name="Internet_20_link" text:visited-style-name="Visited_20_Internet_20_Link">https://github.com/D-TACQ/ACQ400DRV.git</text:a></text:p>
      <text:p text:style-name="P54">cd ACQ400DRV</text:p>
      <text:p text:style-name="P54">git checkout cpsc2</text:p>
      <text:p text:style-name="P54">make</text:p>
      <text:p text:style-name="P54">make package</text:p>
      <text:p text:style-name="P44"/>
      <text:p text:style-name="P16"/>
      <text:h text:style-name="P35" text:outline-level="2"><text:bookmark-start text:name="__RefHeading___Toc874_2825944230"/>HTTPD<text:bookmark-end text:name="__RefHeading___Toc874_2825944230"/></text:h>
      <text:p text:style-name="P54">cd PROJECTS/CPSC2</text:p>
      <text:p text:style-name="P54">git clone <text:a xlink:type="simple" xlink:href="https://github.com/D-TACQ/ACQ400_HTTPD.git" text:style-name="Internet_20_link" text:visited-style-name="Visited_20_Internet_20_Link">https://github.com/D-TACQ/ACQ400_HTTPD.git</text:a></text:p>
      <text:p text:style-name="P54">git checkout cpsc2</text:p>
      <text:p text:style-name="P54">make package</text:p>
      <text:h text:style-name="P35" text:outline-level="2"><text:bookmark-start text:name="__RefHeading___Toc876_2825944230"/>ACQ400IOC<text:bookmark-end text:name="__RefHeading___Toc876_2825944230"/></text:h>
      <text:h text:style-name="P46" text:outline-level="3"><text:bookmark-start text:name="__RefHeading___Toc934_2825944230"/>EPICS BASE<text:bookmark-end text:name="__RefHeading___Toc934_2825944230"/></text:h>
      <text:p text:style-name="P53">cd PROJECTS; mkdir EPICS7; cd EPICS7</text:p>
      <text:p text:style-name="P53">git clone <text:a xlink:type="simple" xlink:href="https://github.com/petermilne/acq400_epics_base.git" text:style-name="Internet_20_link" text:visited-style-name="Visited_20_Internet_20_Link">https://github.com/petermilne/acq400_epics_base.git</text:a></text:p>
      <text:p text:style-name="P53">ln -s epics_base base</text:p>
      <text:p text:style-name="P53">cd base</text:p>
      <text:p text:style-name="P53">git checkout acq400</text:p>
      <text:p text:style-name="P54">ln -s acq400/setup.env.acq400 setup.env</text:p>
      <text:p text:style-name="P54">source setup.env</text:p>
      <text:p text:style-name="P54">cd base</text:p>
      <text:p text:style-name="P54">make</text:p>
      <text:p text:style-name="P54"/>
      <text:p text:style-name="P43"/>
      <text:h text:style-name="P47" text:outline-level="3"><text:bookmark-start text:name="__RefHeading___Toc936_2825944230"/>acq400ioc<text:bookmark-end text:name="__RefHeading___Toc936_2825944230"/></text:h>
      <text:p text:style-name="PreformattedTextBox">git clone https://github.com/petermilne/acq400ioc.git</text:p>
      <text:p text:style-name="PreformattedTextBox">cd acq400ioc/</text:p>
      <text:p text:style-name="PreformattedTextBox">git checkout cpsc2</text:p>
      <text:p text:style-name="P54">source ../../EPICS7/setup.env</text:p>
      <text:p text:style-name="P54">make</text:p>
      <text:p text:style-name="P54">./make.package</text:p>
      <text:p text:style-name="P42"/>
      <text:p text:style-name="P42"/>
      <text:p text:style-name="P16"/>
      <text:p text:style-name="P17"/>
      <text:p text:style-name="P52"/>
      <text:h text:style-name="P31" text:outline-level="1"><text:bookmark-start text:name="__RefHeading___Toc878_2825944230"/>FIT IMAGE<text:bookmark-end text:name="__RefHeading___Toc878_2825944230"/></text:h>
      <text:p text:style-name="P13">The FIT image is a wrapper combining kernel, devicetree and initial ramdisk, and is downloaded by TFTP on boot.</text:p>
      <text:p text:style-name="P13">After the kernel, devicetree and initial ramdisk (buildroot) have been built, </text:p>
      <text:p text:style-name="P13">The FIT image is built as follows:</text:p>
      <text:p text:style-name="Preformatted_20_Text">/home/pgm/PROJECTS/CPSC2/FIT</text:p>
      <text:p text:style-name="Preformatted_20_Text"/>
      <text:p text:style-name="Preformatted_20_Text">[pgm@hoy5 FIT]$ ./make.image </text:p>
      <text:p text:style-name="Preformatted_20_Text">gzip: rootfs.ext2.gz already exists; do you wish to overwrite (y or n)? y</text:p>
      <text:p text:style-name="Preformatted_20_Text"/>
      <text:p text:style-name="Preformatted_20_Text">/usr/bin/mkimage -f uImage.its uImage.ub</text:p>
      <text:p text:style-name="Preformatted_20_Text">[ "$USER" = "pgm" ] &amp;&amp; scp uImage.ub <text:a xlink:type="simple" xlink:href="mailto:peter@endor" text:style-name="Internet_20_link" text:visited-style-name="Visited_20_Internet_20_Link">peter@endor</text:a>:/home/tftpboot/cpsc2</text:p>
      <text:p text:style-name="Preformatted_20_Text"/>
      <text:p text:style-name="Preformatted_20_Text"/>
      <text:h text:style-name="P32" text:outline-level="1"><text:bookmark-start text:name="__RefHeading___Toc880_2825944230"/>NFS ROOT<text:bookmark-end text:name="__RefHeading___Toc880_2825944230"/></text:h>
      <text:p text:style-name="Preformatted_20_Text"/>
      <text:p text:style-name="P18"># All packages deployed to ./usr/local/packages</text:p>
      <text:p text:style-name="P18"># All packages unpacked prior to load (NFS root is RO, cannot unpack on load</text:p>
      <text:p text:style-name="P18"># hmm, with overlayfs, actually, we could ..</text:p>
      <text:p text:style-name="Preformatted_20_Text"/>
      <text:p text:style-name="Preformatted_20_Text">[pgm@hoy5 CPSC2]$ scp PACKAGES/39-transient-1903270916.tgz <text:a xlink:type="simple" xlink:href="mailto:peter@endor" text:style-name="Internet_20_link" text:visited-style-name="Visited_20_Internet_20_Link">peter@endor</text:a>:/home/cpsc2/usr/local/packages</text:p>
      <text:p text:style-name="Preformatted_20_Text"/>
      <text:p text:style-name="Preformatted_20_Text">[peter@eigg-fs cpsc2]$ tar xvzf usr/local/packages/39-transient-1903270916.tgz</text:p>
      <text:p text:style-name="Preformatted_20_Text"/>
      <text:p text:style-name="Preformatted_20_Text"/>
      <text:p text:style-name="Preformatted_20_Text"/>
      <text:p text:style-name="P19">For ACQ400DRV (was acq420fmc) : ./deploy.nfs</text:p>
      <text:p text:style-name="P19"/>
      <text:p text:style-name="P19"/>
      <text:p text:style-name="P19"/>
      <text:h text:style-name="P26" text:outline-level="1"><text:bookmark-start text:name="__RefHeading___Toc882_2825944230"/>Diskless Boot<text:bookmark-end text:name="__RefHeading___Toc882_2825944230"/></text:h>
      <text:p text:style-name="P11"/>
      <text:p text:style-name="P10">CPSC2 is required to run completely diskless. In diskless mode, the CPSC2 userland tftp pulls a tarball of the NFSROOT image and unpacks it locally to use as a ramdisk.</text:p>
      <text:p text:style-name="P10">This is the same concept as CPSC1, although the implementation is different.</text:p>
      <text:p text:style-name="P10"/>
      <text:p text:style-name="P10"/>
      <text:p text:style-name="Preformatted_20_Text">peter@eigg-fs cpsc2]$ sudo tar czf /home/tftpboot/cpsc2/cpsc2_main.tar.gz usr/local</text:p>
      <text:p text:style-name="Preformatted_20_Text">[peter@eigg-fs cpsc2]$ sha1sum /home/tftpboot/cpsc2/cpsc2_main.tar.gz</text:p>
      <text:p text:style-name="Preformatted_20_Text">69bf35aa43145b733f224a006194f80adf4a2543 <text:s/>/home/tftpboot/cpsc2/cpsc2_main.tar.gz</text:p>
      <text:h text:style-name="P33" text:outline-level="1"><text:bookmark-start text:name="__RefHeading___Toc884_2825944230"/>DHCP<text:bookmark-end text:name="__RefHeading___Toc884_2825944230"/></text:h>
      <text:h text:style-name="P36" text:outline-level="2"><text:bookmark-start text:name="__RefHeading___Toc886_2825944230"/>Configure classes<text:bookmark-end text:name="__RefHeading___Toc886_2825944230"/></text:h>
      <text:p text:style-name="P10">Here <text:span text:style-name="T2">all cpsc2 units belong to class “cpsc2” other than prototypes 0x24, 0x25 and development unit cpsc2_003, which boots with nfs.</text:span></text:p>
      <text:p text:style-name="PreformattedTextBox"># byte[0] : 01 : ethernet mac address starts at [1]</text:p>
      <text:p text:style-name="PreformattedTextBox">class "cpsc2" {</text:p>
      <text:p text:style-name="PreformattedTextBox">match if</text:p>
      <text:p text:style-name="PreformattedTextBox"><text:s text:c="3"/>(substring(hardware,0,5) = 01:00:21:54:c2) <text:s text:c="2"/>and</text:p>
      <text:p text:style-name="PreformattedTextBox"><text:s text:c="8"/>not(substring(hardware,0,7) = 01:00:21:54:c2:00:24) and</text:p>
      <text:p text:style-name="PreformattedTextBox"><text:s text:c="8"/>not(substring(hardware,0,7) = 01:00:21:54:c2:00:25) and</text:p>
      <text:p text:style-name="PreformattedTextBox"><text:s text:c="8"/>not(substring(hardware,6,1) = 03);</text:p>
      <text:p text:style-name="PreformattedTextBox">}</text:p>
      <text:p text:style-name="PreformattedTextBox"># byte[0] : 01 : ethernet mac address starts at [1]</text:p>
      <text:p text:style-name="PreformattedTextBox">class "cpsc2_nfs" {</text:p>
      <text:p text:style-name="PreformattedTextBox">match if</text:p>
      <text:p text:style-name="PreformattedTextBox"><text:s text:c="3"/>(substring(hardware,0,5) = 01:00:21:54:c2) <text:s text:c="2"/>and</text:p>
      <text:p text:style-name="PreformattedTextBox"><text:s text:c="8"/>(substring(hardware,6,1) = 03);</text:p>
      <text:p text:style-name="PreformattedTextBox">}</text:p>
      <text:p text:style-name="PreformattedTextBox"/>
      <text:p text:style-name="PreformattedTextBox">class "cpsc2sim" {</text:p>
      <text:p text:style-name="PreformattedTextBox">match if</text:p>
      <text:p text:style-name="PreformattedTextBox">(substring(hardware,0,7) = 01:00:21:54:c2:00:24) or</text:p>
      <text:p text:style-name="PreformattedTextBox">(substring(hardware,0,7) = 01:00:21:54:c2:00:25);</text:p>
      <text:p text:style-name="PreformattedTextBox">}</text:p>
      <text:h text:style-name="P37" text:outline-level="2"/>
      <text:h text:style-name="P39" text:outline-level="2"><text:bookmark-start text:name="__RefHeading___Toc888_2825944230"/>Configure boot<text:bookmark-end text:name="__RefHeading___Toc888_2825944230"/></text:h>
      <text:h text:style-name="P45" text:outline-level="3"><text:bookmark-start text:name="__RefHeading___Toc890_2825944230"/>NFS : preferred for development<text:bookmark-end text:name="__RefHeading___Toc890_2825944230"/></text:h>
      <text:p text:style-name="P41">/etc/dhcpd.conf: <text:s/>the server at 192.168.16.99 serves dhcp, tftp and nfs</text:p>
      <text:p text:style-name="PreformattedTextBox"><text:s text:c="16"/># CPSC2 dynamic addresses</text:p>
      <text:p text:style-name="PreformattedTextBox"><text:s text:c="16"/>pool {</text:p>
      <text:p text:style-name="PreformattedTextBox"><text:s text:c="24"/>range 192.168.17.200 192.168.17.219;</text:p>
      <text:p text:style-name="PreformattedTextBox"><text:s text:c="24"/>option routers 192.168.16.1;</text:p>
      <text:p text:style-name="PreformattedTextBox"><text:s text:c="24"/>allow members of "cpsc2_nfs";</text:p>
      <text:p text:style-name="P22"><text:s text:c="24"/>option root-path "nfs://192.168.16.<text:span text:style-name="T2">99</text:span>:/home/cpsc2/usr/local";</text:p>
      <text:p text:style-name="PreformattedTextBox"><text:s text:c="24"/>next-server 192.168.16.<text:span text:style-name="T2">99</text:span>;</text:p>
      <text:p text:style-name="P22"><text:s text:c="24"/>option tftp-server-name "192.168.16.<text:span text:style-name="T2">99</text:span>";</text:p>
      <text:p text:style-name="PreformattedTextBox"><text:s text:c="24"/>filename "cpsc2/uImage.ub";</text:p>
      <text:p text:style-name="PreformattedTextBox"><text:s text:c="24"/>dynamic-bootp-lease-length 300;</text:p>
      <text:p text:style-name="PreformattedTextBox"><text:s text:c="16"/>}</text:p>
      <text:p text:style-name="P12"/>
      <text:p text:style-name="P12">/<text:span text:style-name="T2">etc/exports</text:span></text:p>
      <text:p text:style-name="P23">/home/cpsc2/usr/local<text:tab/><text:tab/><text:span text:style-name="T3">192.168.16</text:span>.0/23(ro,sync,no_root_squash)</text:p>
      <text:p text:style-name="P12"/>
      <text:p text:style-name="P12"/>
      <text:h text:style-name="P45" text:outline-level="3"><text:bookmark-start text:name="__RefHeading___Toc892_2825944230"/>Diskless/TFTP : preferred for production<text:bookmark-end text:name="__RefHeading___Toc892_2825944230"/></text:h>
      <text:p text:style-name="PreformattedTextBox"><text:s text:c="14"/>pool {</text:p>
      <text:p text:style-name="PreformattedTextBox"><text:s text:c="24"/>range 192.168.17.220 192.168.17.250;</text:p>
      <text:p text:style-name="PreformattedTextBox"><text:s text:c="24"/>option routers 192.168.16.1;</text:p>
      <text:p text:style-name="PreformattedTextBox"><text:s text:c="24"/>allow members of "cpsc2";</text:p>
      <text:p text:style-name="P22"><text:s text:c="24"/>option root-path "tftp://192.168.16.<text:span text:style-name="T2">99</text:span>:cpsc2/cpsc2_main.tar.gz";</text:p>
      <text:p text:style-name="P22"><text:s text:c="24"/>next-server 192.168.16.<text:span text:style-name="T2">99</text:span>;</text:p>
      <text:p text:style-name="P22"><text:s text:c="24"/>option tftp-server-name "192.168.16.<text:span text:style-name="T2">99</text:span>";</text:p>
      <text:p text:style-name="PreformattedTextBox"><text:s text:c="24"/>filename "cpsc2/uImage.ub";</text:p>
      <text:p text:style-name="PreformattedTextBox"><text:s text:c="24"/>dynamic-bootp-lease-length 300;</text:p>
      <text:p text:style-name="PreformattedTextBox"><text:s text:c="16"/>}</text:p>
      <text:p text:style-name="PreformattedTextBox"/>
      <text:p text:style-name="Standard"/>
      <text:p text:style-name="P21">The files served are:</text:p>
      <text:p text:style-name="P21"/>
      <text:p text:style-name="PreformattedTextBox">[root@eigg-fs dhcp]# ls -l /home/tftpboot/cpsc2/</text:p>
      <text:p text:style-name="PreformattedTextBox">total 44864</text:p>
      <text:p text:style-name="PreformattedTextBox">-rw-r--r-- 1 root <text:s/>root <text:s text:c="2"/>17661334 Sep <text:s/>6 14:06 cpsc2_main.tar.gz</text:p>
      <text:p text:style-name="PreformattedTextBox">-rw-r--r-- 1 peter d-tacq 13887347 Sep <text:s/>6 13:49 uImage.ub</text:p>
      <text:p text:style-name="P21"/>
      <text:p text:style-name="P21">At D-TACQ, nfs boot time is about 120s and TFTP/diskless about 140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urier" svg:font-family="Courier, monospace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  <style:font-face style:name="Thorndale" svg:font-family="Thorndale" style:font-family-generic="roman" style:font-pitch="variable"/>
    <style:font-face style:name="Arial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pitch="variable" fo:font-style="normal" fo:font-weight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style-name="Regular" style:font-family-generic="swiss" style:font-pitch="variable" fo:font-size="20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7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text-properties style:font-name="Courier New" fo:font-family="'Courier New'" style:font-style-name="Normal" style:font-family-generic="modern" style:font-pitch="fixed" fo:font-size="10.5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4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6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52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" fo:font-family="'DejaVu Sans'" style:font-style-name="Book" style:font-family-generic="swiss" style:font-pitch="variable" fo:font-size="10pt" fo:font-weight="normal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_20_body.command" style:display-name="Text body.command" style:family="paragraph" style:parent-style-name="Text_20_body">
      <style:paragraph-properties fo:line-height="100%"/>
      <style:text-properties style:font-name="Courier" fo:font-family="Courier, monospace" fo:font-weight="bold" style:font-name-asian="Courier" style:font-family-asian="Courier, monospace" style:font-weight-asian="bold" style:font-name-complex="Courier" style:font-family-complex="Courier, monospace" style:font-weight-complex="bold"/>
    </style:style>
    <style:style style:name="PostIt" style:family="paragraph" style:parent-style-name="Text_20_body" style:next-style-name="Text_20_body">
      <loext:graphic-properties draw:fill="solid" draw:fill-color="#ffff00" draw:opacity="100%"/>
      <style:paragraph-properties fo:background-color="#ffff00" fo:padding="0.051cm" fo:border="0.06pt solid #000000" fo:keep-with-next="always">
        <style:tab-stops/>
      </style:paragraph-properties>
      <style:text-properties fo:font-style="normal" fo:background-color="#ffff00"/>
    </style:style>
    <style:style style:name="TableContents2" style:family="paragraph" style:parent-style-name="Table_20_Contents" style:class="extra">
      <style:text-properties fo:font-size="10.5pt" fo:font-weight="normal"/>
    </style:style>
    <style:style style:name="PreformattedTextBox" style:family="paragraph" style:parent-style-name="Preformatted_20_Text">
      <style:paragraph-properties fo:keep-together="always" fo:padding="0.051cm" fo:border="0.06pt solid #000000"/>
      <style:text-properties style:font-name="DejaVu Sans" fo:font-family="'DejaVu Sans'" style:font-style-name="Book" style:font-family-generic="swiss" style:font-pitch="variable" fo:font-weight="normal"/>
    </style:style>
    <style:style style:name="AbstractText" style:family="paragraph" style:parent-style-name="Standard">
      <style:paragraph-properties fo:line-height="150%">
        <style:tab-stops/>
      </style:paragraph-properties>
      <style:text-properties style:font-name="Times New Roman1" fo:font-family="'Times New Roman'" style:font-style-name="Regular" style:font-pitch="variable"/>
    </style:style>
    <style:style style:name="AbstractTitle1" style:family="paragraph" style:parent-style-name="Standard">
      <style:paragraph-properties fo:text-align="center" style:justify-single-word="false"/>
      <style:text-properties style:font-name="Times New Roman1" fo:font-family="'Times New Roman'" style:font-style-name="Regular" style:font-pitch="variable" fo:font-size="14pt" fo:font-weight="bold"/>
    </style:style>
    <style:style style:name="AbstractAuthor" style:family="paragraph" style:parent-style-name="Standard">
      <style:paragraph-properties fo:text-align="center" style:justify-single-word="false"/>
      <style:text-properties style:font-name="Times New Roman1" fo:font-family="'Times New Roman'" style:font-style-name="Regular" style:font-pitch="variable"/>
    </style:style>
    <style:style style:name="AbstractAffiliation" style:family="paragraph" style:parent-style-name="AbstractAuthor">
      <style:text-properties fo:font-style="italic"/>
    </style:style>
    <style:style style:name="Footnote_20_Symbol" style:display-name="Footnote Symbol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style-name="Normal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xampl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Definition" style:family="text">
      <style:text-properties style:font-name="DejaVu Sans1" fo:font-family="'DejaVu Sans'" style:font-style-name="Bold" style:font-family-generic="swiss" style:font-pitch="variable" fo:font-size="10pt" fo:font-weight="bold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PreformattedTextWords" style:family="text" style:parent-style-name="Teletype">
      <style:text-properties style:font-name="DejaVu Sans" fo:font-family="'DejaVu Sans'" style:font-style-name="Book" style:font-family-generic="swiss" style:font-pitch="variable" fo:font-size="10pt" fo:font-weight="normal" fo:background-color="transparent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Defined_20_Term" style:display-name="Defined Term" style:family="text">
      <style:text-properties fo:font-style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standard" style:family="graphic">
      <style:graphic-properties fo:margin-left="0cm" fo:margin-right="0cm" fo:margin-top="0cm" fo:margin-bottom="0cm"/>
    </style:style>
    <style:style style:name="objectwitharrow" style:family="graphic" style:parent-style-name="standard"/>
    <style:style style:name="objectwithshadow" style:family="graphic" style:parent-style-name="standard"/>
    <style:style style:name="objectwithoutfill" style:family="graphic" style:parent-style-name="standard"/>
    <style:style style:name="text" style:family="graphic" style:parent-style-name="standard"/>
    <style:style style:name="textbody" style:family="graphic" style:parent-style-name="standard"/>
    <style:style style:name="textbodyjustfied" style:family="graphic" style:parent-style-name="standard"/>
    <style:style style:name="textbodyindent" style:family="graphic" style:parent-style-name="standard">
      <style:graphic-properties fo:margin-left="0cm" fo:margin-right="0cm"/>
    </style:style>
    <style:style style:name="title" style:family="graphic" style:parent-style-name="standard"/>
    <style:style style:name="title1" style:family="graphic" style:parent-style-name="standard"/>
    <style:style style:name="title2" style:family="graphic" style:parent-style-name="standard">
      <style:graphic-properties fo:margin-left="0.199cm" fo:margin-right="0.199cm" fo:margin-top="0.101cm" fo:margin-bottom="0.101cm"/>
    </style:style>
    <style:style style:name="headline" style:family="graphic" style:parent-style-name="standard">
      <style:graphic-properties fo:margin-top="0.42cm" fo:margin-bottom="0.21cm"/>
    </style:style>
    <style:style style:name="headline1" style:family="graphic" style:parent-style-name="standard">
      <style:graphic-properties fo:margin-top="0.42cm" fo:margin-bottom="0.21cm"/>
    </style:style>
    <style:style style:name="headline2" style:family="graphic" style:parent-style-name="standard">
      <style:graphic-properties fo:margin-top="0.42cm" fo:margin-bottom="0.21cm"/>
    </style:style>
    <style:style style:name="measure" style:family="graphic" style:parent-style-name="standard"/>
    <text:outline-style style:name="Outline"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0c45ce"/>
    </style:style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Caption"><text:span text:style-name="MT1">CPSC2 SBG</text:span><text:tab/><text:tab/>D-TACQ Solutions Ltd </text:p>
      </style:header>
      <style:footer>
        <text:p text:style-name="MP1">Rev <text:span text:style-name="MT1">1</text:span><text:tab/>Page <text:page-number text:select-page="current">12</text:page-number><text:s/>of <text:page-count>12</text:page-count><text:tab/>Date: <text:span text:style-name="MT1">13 March 2019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CSPC2 Software Build Guide</dc:title>
    <meta:creation-date>2019-03-13T14:17:17.637620171</meta:creation-date>
    <meta:editing-cycles>10</meta:editing-cycles>
    <meta:editing-duration>PT15H49M22S</meta:editing-duration>
    <dc:date>2019-09-09T11:39:36.353307692</dc:date>
    <meta:document-statistic meta:table-count="1" meta:image-count="0" meta:object-count="0" meta:page-count="12" meta:paragraph-count="213" meta:word-count="983" meta:character-count="7933" meta:non-whitespace-character-count="6606"/>
    <meta:user-defined meta:name="Info 1"/>
    <meta:user-defined meta:name="Info 2"/>
    <meta:user-defined meta:name="Info 3"/>
    <meta:user-defined meta:name="Info 4"/>
    <meta:template xlink:type="simple" xlink:actuate="onRequest" xlink:title="D-Tacq_AAB_DocTemplate" xlink:href="../../../../D-Tacq/Docs/Templates/D-Tacq_AAB_DocTemplate.ott" meta:date="2019-03-13T14:17:17.201807159"/>
  </office:meta>
</office:document-meta>
</file>